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4437in"/>
    </style:style>
    <style:style style:name="co4" style:family="table-column">
      <style:table-column-properties fo:break-before="auto" style:column-width="3.1929in"/>
    </style:style>
    <style:style style:name="co5" style:family="table-column">
      <style:table-column-properties fo:break-before="auto" style:column-width="3.6102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8291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9327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480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Описание</text:p>
          </table:table-cell>
          <table:table-cell table:style-name="ce3" office:value-type="string" calcext:value-type="string">
            <text:p>Предварителни изисквания за да бъде проведен теста</text:p>
          </table:table-cell>
          <table:table-cell table:style-name="ce3" office:value-type="string" calcext:value-type="string">
            <text:p>Стъпки за изпълнение</text:p>
          </table:table-cell>
          <table:table-cell table:style-name="ce3" office:value-type="string" calcext:value-type="string">
            <text:p>Очакван резулта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Тест за създаване на коментар.</text:p>
          </table:table-cell>
          <table:table-cell table:style-name="ce1" office:value-type="string" calcext:value-type="string">
            <text:p>Няма специфични изисквания, трябва да бъде наличен ендпойнт за създаване на коментар.</text:p>
          </table:table-cell>
          <table:table-cell table:style-name="ce1" office:value-type="string" calcext:value-type="string">
            <text:p>Изпълнява се методът HandleAsync на CreateCommentEndpoint с валиден CreateCommentRequest.</text:p>
          </table:table-cell>
          <table:table-cell table:style-name="ce1" office:value-type="string" calcext:value-type="string">
            <text:p>Коментарът е успешно създаден и връща съобщение "Successfully created a comment"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Тест за изтриване на коментар.</text:p>
          </table:table-cell>
          <table:table-cell table:style-name="ce1" office:value-type="string" calcext:value-type="string">
            <text:p>Няма специфични изисквания, трябва да бъде наличен ендпойнт за изтриване на коментар.</text:p>
          </table:table-cell>
          <table:table-cell table:style-name="ce1" office:value-type="string" calcext:value-type="string">
            <text:p>Изпълнява се методът HandleAsync на DeleteCommentEndpoint с валиден DeleteCommentRequest.</text:p>
          </table:table-cell>
          <table:table-cell table:style-name="ce1" office:value-type="string" calcext:value-type="string">
            <text:p>Коментарът е успешно изтрит и връща съобщение "Successfully deleted comment".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Тест за актуализиране на коментар.</text:p>
          </table:table-cell>
          <table:table-cell table:style-name="ce1" office:value-type="string" calcext:value-type="string">
            <text:p>Няма специфични изисквания, трябва да бъде наличен ендпойнт за актуализиране на коментар.</text:p>
          </table:table-cell>
          <table:table-cell table:style-name="ce1" office:value-type="string" calcext:value-type="string">
            <text:p>Изпълнява се методът HandleAsync на UpdateCommentEndpoint с валиден UpdateCommentRequest (с ново съдържание за коментара).</text:p>
          </table:table-cell>
          <table:table-cell table:style-name="ce1" office:value-type="string" calcext:value-type="string">
            <text:p>Коментарът е успешно актуализиран и връща съобщение "Successfully updated comment".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Тест за изпращане на имейл чрез контакт форма.</text:p>
          </table:table-cell>
          <table:table-cell table:style-name="ce1" office:value-type="string" calcext:value-type="string">
            <text:p>Няма специфични изисквания, трябва да бъде наличен ендпойнт за изпращане на контактни имейли.</text:p>
          </table:table-cell>
          <table:table-cell table:style-name="ce1" office:value-type="string" calcext:value-type="string">
            <text:p>Извиква се методът HandleAsync на ContactEndpoint с валиден ContactUsRequest (с данни като име, имейл и съобщение).</text:p>
          </table:table-cell>
          <table:table-cell table:style-name="ce1" office:value-type="string" calcext:value-type="string">
            <text:p>Имейлът е успешно изпратен и връща съобщение "Successfully send email".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Тест за връщане на категориите на упражнения.</text:p>
          </table:table-cell>
          <table:table-cell table:style-name="ce1" office:value-type="string" calcext:value-type="string">
            <text:p>Няма специфични изисквания, трябва да бъде наличен ендпойнт за извличане на категориите на упражнения.</text:p>
          </table:table-cell>
          <table:table-cell table:style-name="ce1" office:value-type="string" calcext:value-type="string">
            <text:p>Извиква се методът HandleAsync на GetExercisesCategoriesEndpoint, който връща списък с категории на упражнения.</text:p>
          </table:table-cell>
          <table:table-cell table:style-name="ce1" office:value-type="string" calcext:value-type="string">
            <text:p>Трябва да се върне списък с категориите "Strength", "Cardio" и "Flexibility".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Тест за връщане на имена на упражнения въз основа на търсене по ключова дума.</text:p>
          </table:table-cell>
          <table:table-cell table:style-name="ce1" office:value-type="string" calcext:value-type="string">
            <text:p>Няма специфични изисквания, трябва да бъде наличен ендпойнт за търсене на упражнения по ключова дума.</text:p>
          </table:table-cell>
          <table:table-cell table:style-name="ce1" office:value-type="string" calcext:value-type="string">
            <text:p>Извиква се методът HandleAsync на GetExerciseSearchEndpoint с търсене по термина "push".</text:p>
          </table:table-cell>
          <table:table-cell table:style-name="ce1" office:value-type="string" calcext:value-type="string">
            <text:p>Трябва да се върне списък с имената на упражненията "Push-up", "Push Press", и "Push-ups".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Тест за връщане на данни за упражнения.</text:p>
          </table:table-cell>
          <table:table-cell table:style-name="ce1" office:value-type="string" calcext:value-type="string">
            <text:p>Необходими са налични данни за упражнения в базата данни и работещ ендпойнт за извличане на упражнения.</text:p>
          </table:table-cell>
          <table:table-cell table:style-name="ce1" office:value-type="string" calcext:value-type="string">
            <text:p>Извиква се методът HandleAsync на GetExercisesEndpoint, който трябва да върне данни за упражнения.</text:p>
          </table:table-cell>
          <table:table-cell table:style-name="ce1" office:value-type="string" calcext:value-type="string">
            <text:p>Трябва да се върне списък с упражнения, съдържащ "Push-up" и "Push Press", за които се потвърждават категориите и мускулите, към които принадлежат.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Тест за добавяне на течности чрез ендпойнта AddFluidsEndpoint.</text:p>
          </table:table-cell>
          <table:table-cell table:style-name="ce1" office:value-type="string" calcext:value-type="string">
            <text:p>Необходими са налични потребители и работещ ендпойнт за добавяне на течности.</text:p>
          </table:table-cell>
          <table:table-cell table:style-name="ce1" office:value-type="string" calcext:value-type="string">
            <text:p>Извиква се методът HandleAsync с AddFluidsRequest, съдържащ параметри за потребител и количеството течности.</text:p>
          </table:table-cell>
          <table:table-cell table:style-name="ce1" office:value-type="string" calcext:value-type="string">
            <text:p>Методът AddFluidsAsync трябва да бъде извикан точно веднъж и да върне съобщение "Successfully added fluids".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Тест за добавяне на сън чрез ендпойнта AddSleepEndpoint.</text:p>
          </table:table-cell>
          <table:table-cell table:style-name="ce1" office:value-type="string" calcext:value-type="string">
            <text:p>Необходими са данни за потребители и работещ ендпойнт за добавяне на сън.</text:p>
          </table:table-cell>
          <table:table-cell table:style-name="ce1" office:value-type="string" calcext:value-type="string">
            <text:p>Извиква се методът HandleAsync с AddSleepRequest, съдържащ параметри за потребител и часове сън.</text:p>
          </table:table-cell>
          <table:table-cell table:style-name="ce1" office:value-type="string" calcext:value-type="string">
            <text:p>Методът AddSleepAsync трябва да бъде извикан точно веднъж и да върне съобщение "Successfully added sleep".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Тест за търсене на храна чрез ендпойнта FoodSearchEndpoint.</text:p>
          </table:table-cell>
          <table:table-cell table:style-name="ce1" office:value-type="string" calcext:value-type="string">
            <text:p>Необходими са данни за храни и работещ ендпойнт за търсене на храна.</text:p>
          </table:table-cell>
          <table:table-cell table:style-name="ce1" office:value-type="string" calcext:value-type="string">
            <text:p>Извиква се методът HandleAsync с FoodSearchRequest, съдържащ параметър "apple" за търсене.</text:p>
          </table:table-cell>
          <table:table-cell table:style-name="ce1" office:value-type="string" calcext:value-type="string">
            <text:p>Методът GetFoodsAsync трябва да бъде извикан точно веднъж и да върне обект с информация за ябълка, включително калории, мазнини и снимки.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Тест за извличане на записани течности чрез ендпойнта GetLoggedFluidsEndpoint.</text:p>
          </table:table-cell>
          <table:table-cell table:style-name="ce1" office:value-type="string" calcext:value-type="string">
            <text:p>Необходими са данни за записани течности и работещ ендпойнт за извличане на тези данни.</text:p>
          </table:table-cell>
          <table:table-cell table:style-name="ce1" office:value-type="string" calcext:value-type="string">
            <text:p>Извиква се методът HandleAsync с LoggedFluidsRequest, съдържащ имейл "test@example.com".</text:p>
          </table:table-cell>
          <table:table-cell table:style-name="ce1" office:value-type="string" calcext:value-type="string">
            <text:p>Методът GetLoggedFluidsAsync трябва да бъде извикан точно веднъж и да върне обект, съдържащ записани течности, като се проверява обема (500) и тип течността (FluidTypeId = 2).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Тест за извличане на записани данни за сън чрез ендпойнта GetLoggedSleepEndpoint.</text:p>
          </table:table-cell>
          <table:table-cell table:style-name="ce1" office:value-type="string" calcext:value-type="string">
            <text:p>Необходими са данни за записан сън и работещ ендпойнт за извличане на тези данни.</text:p>
          </table:table-cell>
          <table:table-cell table:style-name="ce1" office:value-type="string" calcext:value-type="string">
            <text:p>Извиква се методът HandleAsync с LoggedSleepRequest, съдържащ имейл "test@example.com".</text:p>
          </table:table-cell>
          <table:table-cell table:style-name="ce1" office:value-type="string" calcext:value-type="string">
            <text:p>Методът GetLoggedSleepAsync трябва да бъде извикан точно веднъж и да върне обект, съдържащ записаните часове за сън (7.5) и тип на съня (SleepTypeId = 1).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Тест за извличане на записани храни чрез ендпойнта LoggedFoodEndpoint.</text:p>
          </table:table-cell>
          <table:table-cell table:style-name="ce1" office:value-type="string" calcext:value-type="string">
            <text:p>Необходими са данни за записана храна и работещ ендпойнт за извличане на тези данни.</text:p>
          </table:table-cell>
          <table:table-cell table:style-name="ce1" office:value-type="string" calcext:value-type="string">
            <text:p>Извиква се методът HandleAsync с LoggedFoodRequest, съдържащ имейл "test@example.com".</text:p>
          </table:table-cell>
          <table:table-cell table:style-name="ce1" office:value-type="string" calcext:value-type="string">
            <text:p>Методът GetLoggedFoodAsync трябва да бъде извикан точно веднъж и да върне обект, съдържащ храната "Apple" с очакваните атрибути (калории, снимки, и т.н.).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Тест за записване на храна чрез ендпойнта SaveFoodLogEndpoint.</text:p>
          </table:table-cell>
          <table:table-cell table:style-name="ce1" office:value-type="string" calcext:value-type="string">
            <text:p>Необходими са данни за записвана храна и работещ ендпойнт за запис на храна.</text:p>
          </table:table-cell>
          <table:table-cell table:style-name="ce1" office:value-type="string" calcext:value-type="string">
            <text:p>Извиква се методът HandleAsync с SaveFoodLogRequest, съдържащ имейл "test@example.com" и данни за храната "Banana".</text:p>
          </table:table-cell>
          <table:table-cell table:style-name="ce1" office:value-type="string" calcext:value-type="string">
            <text:p>Методът SaveFoodsAsync трябва да бъде извикан точно веднъж и да върне съобщение за успешен запис на храната ("Successfully saved the food log").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Тест за изпращане на имейл бюлетин чрез ендпойнта NewsletterEmailSenderEndpoint.</text:p>
          </table:table-cell>
          <table:table-cell table:style-name="ce1" office:value-type="string" calcext:value-type="string">
            <text:p>Необходими са данни за имейл адрес (например "test@example.com") и работещ ендпойнт за изпращане на имейл бюлетин.</text:p>
          </table:table-cell>
          <table:table-cell table:style-name="ce1" office:value-type="string" calcext:value-type="string">
            <text:p>Извиква се методът HandleAsync с NewsletterEmailSenderRequest, съдържащ имейл "test@example.com".</text:p>
          </table:table-cell>
          <table:table-cell table:style-name="ce1" office:value-type="string" calcext:value-type="string">
            <text:p>Методът SendEmailAsync трябва да бъде извикан точно веднъж и да върне съобщение за успешно изпращане на бюлетина ("Successfully send the newsletter").</text:p>
          </table:table-cell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Тест за добавяне на коментар върху пост чрез ендпойнта CommentPostEndpoint.</text:p>
          </table:table-cell>
          <table:table-cell table:style-name="ce1" office:value-type="string" calcext:value-type="string">
            <text:p>Необходими са валидни параметри за коментар (например PostId, Content, Email) и работещ ендпойнт за коментиране на постове.</text:p>
          </table:table-cell>
          <table:table-cell table:style-name="ce1" office:value-type="string" calcext:value-type="string">
            <text:p>Извиква се методът HandleAsync с CommentPostRequest, съдържащ съответния PostId, Content, и Email.</text:p>
          </table:table-cell>
          <table:table-cell table:style-name="ce1" office:value-type="string" calcext:value-type="string">
            <text:p>Методът CommentPostAsync трябва да бъде извикан точно веднъж с правилните параметри и да върне съобщение "Comment a post {PostId}".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Тест за създаване на пост чрез ендпойнта CreatePostEndpoint.</text:p>
          </table:table-cell>
          <table:table-cell table:style-name="ce1" office:value-type="string" calcext:value-type="string">
            <text:p>Необходими са валидни параметри за създаване на пост (като Email, Content и Image), и работещ ендпойнт за създаване на пост.</text:p>
          </table:table-cell>
          <table:table-cell table:style-name="ce1" office:value-type="string" calcext:value-type="string">
            <text:p>Извиква се методът HandleAsync с CreatePostRequest, съдържащ съответните данни.</text:p>
          </table:table-cell>
          <table:table-cell table:style-name="ce1" office:value-type="string" calcext:value-type="string">
            <text:p>Методът CreatePostAsync трябва да бъде извикан точно веднъж с правилните параметри и да върне съобщение "Successfully created post".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Тест за изтриване на пост чрез ендпойнта DeletePostEndpoint.</text:p>
          </table:table-cell>
          <table:table-cell table:style-name="ce1" office:value-type="string" calcext:value-type="string">
            <text:p>Необходими са валидни параметри за изтриване на пост (например Id) и работещ ендпойнт за изтриване на пост.</text:p>
          </table:table-cell>
          <table:table-cell table:style-name="ce1" office:value-type="string" calcext:value-type="string">
            <text:p>Извиква се методът HandleAsync с DeletePostRequest, съдържащ съответния Id на поста.</text:p>
          </table:table-cell>
          <table:table-cell table:style-name="ce1" office:value-type="string" calcext:value-type="string">
            <text:p>DeletePostAsync трябва да бъде извикан точно веднъж с правилния параметър и да върне съобщение "Successfully deleted post".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Тест за извличане на всички постове чрез ендпойнта GetAllPostsEndpoint.</text:p>
          </table:table-cell>
          <table:table-cell table:style-name="ce1" office:value-type="string" calcext:value-type="string">
            <text:p>Необходими са валидни параметри за извличане на постове (като Email), както и работещ ендпойнт за извличане на постове.</text:p>
          </table:table-cell>
          <table:table-cell table:style-name="ce1" office:value-type="string" calcext:value-type="string">
            <text:p>Извиква се методът HandleAsync с GetAllPostsRequest, съдържащ съответния имейл адрес. След това се извиква методът GetPostsAsync на сървиса и се проверява дали резултатът съвпада с очаквания.</text:p>
          </table:table-cell>
          <table:table-cell table:style-name="ce1" office:value-type="string" calcext:value-type="string">
            <text:p>Методът GetPostsAsync трябва да бъде извикан веднъж с правилния имейл и трябва да се върне правилен отговор с постове.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Тест за извличане на всички постове на текущия потребител чрез ендпойнта GetMyPostsEndpoint.</text:p>
          </table:table-cell>
          <table:table-cell table:style-name="ce1" office:value-type="string" calcext:value-type="string">
            <text:p>Необходими са валидни параметри за извличане на постове на потребителя (като Email), както и работещ ендпойнт за извличане на постове.</text:p>
          </table:table-cell>
          <table:table-cell table:style-name="ce1" office:value-type="string" calcext:value-type="string">
            <text:p>Извиква се методът HandleAsync с GetMyPostsRequest, съдържащ съответния имейл адрес. След това се извиква методът GetMyPostsAsync на сървиса и се проверява дали резултатът съвпада с очаквания.</text:p>
          </table:table-cell>
          <table:table-cell table:style-name="ce1" office:value-type="string" calcext:value-type="string">
            <text:p>Методът GetMyPostsAsync трябва да бъде извикан веднъж с правилния имейл и трябва да се върне правилен отговор с постове.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Тест за харесване на пост чрез ендпойнта LikePostEndpoint.</text:p>
          </table:table-cell>
          <table:table-cell table:style-name="ce1" office:value-type="string" calcext:value-type="string">
            <text:p>Необходими са валидни параметри за харесване на пост (като PostId), както и работещ ендпойнт за харесване на постове.</text:p>
          </table:table-cell>
          <table:table-cell table:style-name="ce1" office:value-type="string" calcext:value-type="string">
            <text:p>Извиква се методът HandleAsync с LikePostRequest, съдържащ съответния PostId. След това се извиква методът LikePostAsync на сървиса и се проверява дали резултатът съдържа очаквания отговор.</text:p>
          </table:table-cell>
          <table:table-cell table:style-name="ce1" office:value-type="string" calcext:value-type="string">
            <text:p>Методът LikePostAsync трябва да бъде извикан веднъж с правилния параметър и да се върне съобщение, което потвърджава, че постът е бил "харесан".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Тест за актуализиране на пост чрез ендпойнта UpdatePostEndpoint.</text:p>
          </table:table-cell>
          <table:table-cell table:style-name="ce1" office:value-type="string" calcext:value-type="string">
            <text:p>Необходими са валидни параметри за актуализиране на пост (като Id, Content, и Image), както и работещ ендпойнт за актуализиране на постове.</text:p>
          </table:table-cell>
          <table:table-cell table:style-name="ce1" office:value-type="string" calcext:value-type="string">
            <text:p>Извиква се методът HandleAsync с UpdatePostRequest, съдържащ съответните стойности. След това се извиква методът UpdatePostAsync на сървиса и се проверява дали резултатът съдържа очаквания отговор.</text:p>
          </table:table-cell>
          <table:table-cell table:style-name="ce1" office:value-type="string" calcext:value-type="string">
            <text:p>Методът UpdatePostAsync трябва да бъде извикан веднъж с правилния параметър и да се върне съобщение, което потвърдява, че постът е бил актуализиран.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Тест за създаване на тренировъчен план чрез ендпойнта CreateWorkoutEndpoint.</text:p>
          </table:table-cell>
          <table:table-cell table:style-name="ce1" office:value-type="string" calcext:value-type="string">
            <text:p>Необходими са валидни данни за тренировката, включително Email, WorkoutName, Description и упражнения (Exercises).</text:p>
          </table:table-cell>
          <table:table-cell table:style-name="ce1" office:value-type="string" calcext:value-type="string">
            <text:p>Извиква се методът HandleAsync с CreateWorkoutRequest. След това се извиква методът CreateWorkoutAsync на сървиса и се проверява дали резултатът съдържа очаквания отговор.</text:p>
          </table:table-cell>
          <table:table-cell table:style-name="ce1" office:value-type="string" calcext:value-type="string">
            <text:p>Методът CreateWorkoutAsync трябва да бъде извикан веднъж с правилния параметър и да се върне съобщение "Workout Created".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Тест за изтриване на тренировъчен план чрез ендпойнта DeleteMyWorkoutEndpoint.</text:p>
          </table:table-cell>
          <table:table-cell table:style-name="ce1" office:value-type="string" calcext:value-type="string">
            <text:p>Необходими са валидни данни за тренировката, включително Id на тренировката.</text:p>
          </table:table-cell>
          <table:table-cell table:style-name="ce1" office:value-type="string" calcext:value-type="string">
            <text:p>Извиква се методът HandleAsync с DeleteMyWorkoutRequest. След това се извиква методът DeleteMyWorkoutAsync на сървиса и се проверява дали резултатът съдържа очаквания отговор.</text:p>
          </table:table-cell>
          <table:table-cell table:style-name="ce1" office:value-type="string" calcext:value-type="string">
            <text:p>Методът DeleteMyWorkoutAsync трябва да бъде извикан веднъж с правилния параметър и да се върне съобщение "Deleted my workout".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Тест за връщане на тренировъчни планове на потребителя чрез ендпойнта GetMyWorkoutsEndpoint.</text:p>
          </table:table-cell>
          <table:table-cell table:style-name="ce1" office:value-type="string" calcext:value-type="string">
            <text:p>Необходими са тренировъчни планове за тестови потребител, включително имейл.</text:p>
          </table:table-cell>
          <table:table-cell table:style-name="ce1" office:value-type="string" calcext:value-type="string">
            <text:p>Извиква се методът HandleAsync с MyWorkoutsRequest. След това се извиква методът GetMyWorkoutsAsync на сървиса и се проверява дали резултатът съдържа всички тренировки с правилните имена и структури.</text:p>
          </table:table-cell>
          <table:table-cell table:style-name="ce1" office:value-type="string" calcext:value-type="string">
            <text:p>Методът GetMyWorkoutsAsync трябва да бъде извикан веднъж с правилния имейл и да върне два тренировъчни плана с правилните имена и упражнения.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Тест за връщане на най-добрите тренировъчни планове на потребителя чрез ендпойнта TopWorkoutsEndpoint.</text:p>
          </table:table-cell>
          <table:table-cell table:style-name="ce1" office:value-type="string" calcext:value-type="string">
            <text:p>Необходими са данни за топ тренировъчни планове, включително имейл на потребителя и информация за тренировките.</text:p>
          </table:table-cell>
          <table:table-cell table:style-name="ce1" office:value-type="string" calcext:value-type="string">
            <text:p>Извиква се методът HandleAsync с TopWorkoutsRequest. След това се извиква методът GetTopWorkoutsAsync на сървиса и се проверява дали резултатът съдържа правилните топ тренировки с нужните данни.</text:p>
          </table:table-cell>
          <table:table-cell table:style-name="ce1" office:value-type="string" calcext:value-type="string">
            <text:p>Методът GetTopWorkoutsAsync трябва да бъде извикан веднъж с правилния имейл и да върне два топ тренировъчни плана с правилните имена и упражнения.</text:p>
          </table:table-cell>
        </table:table-row>
        <table:table-row table:style-name="ro9" table:number-rows-repeated="1048548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08:15:16.857800434</meta:creation-date>
    <meta:generator>LibreOffice/24.8.3.2$Linux_X86_64 LibreOffice_project/e14c9fdd1f585efcbb2c5363087a99d20928d522</meta:generator>
    <dc:date>2024-12-08T08:40:24.288079396</dc:date>
    <meta:editing-duration>PT25M2S</meta:editing-duration>
    <meta:editing-cycles>17</meta:editing-cycles>
    <meta:document-statistic meta:table-count="1" meta:cell-count="135" meta:object-count="0"/>
  </office:meta>
</office:document-meta>
</file>